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./sh_jjgen_DFv10</text:p>
          </table:table-cell>
          <table:table-cell/>
          <table:table-cell office:value-type="string" calcext:value-type="string">
            <text:p>has all the Karacoban confi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mcp3</text:p>
          </table:table-cell>
          <table:table-cell/>
          <table:table-cell office:value-type="string" calcext:value-type="string">
            <text:p>Takes ~4 minute for S excitations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erwf</text:p>
          </table:table-cell>
          <table:table-cell/>
          <table:table-cell office:value-type="string" calcext:value-type="string">
            <text:p>take n &lt;= 6 from master.w, TF for n =5,6; Hyd for n=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rscf2</text:p>
          </table:table-cell>
          <table:table-cell/>
          <table:table-cell office:value-type="string" calcext:value-type="string">
            <text:p>Only care about lowest level in each block, except for 1- block (want triplet and singlet 6s6p JP=1- state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qual weighting, Vary 6s 6p*, no spectroscopi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ingle Excita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arity</text:p>
          </table:table-cell>
          <table:table-cell office:value-type="string" calcext:value-type="string">
            <text:p>Energy (a.u.)</text:p>
          </table:table-cell>
          <table:table-cell office:value-type="string" calcext:value-type="string">
            <text:p>Levels (cm-1)</text:p>
          </table:table-cell>
          <table:table-cell office:value-type="string" calcext:value-type="string">
            <text:p>Diff (levels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+</text:p>
          </table:table-cell>
          <table:table-cell office:value-type="float" office:value="-14067.688824" calcext:value-type="float">
            <text:p>-14067.6888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float" office:value="-14067.517171" calcext:value-type="float">
            <text:p>-14067.517171</text:p>
          </table:table-cell>
          <table:table-cell table:number-columns-repeated="2" office:value-type="float" office:value="37673.48" calcext:value-type="float">
            <text:p>37673.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-14067.5143168" calcext:value-type="float">
            <text:p>-14067.5143168</text:p>
          </table:table-cell>
          <table:table-cell office:value-type="float" office:value="38299.9" calcext:value-type="float">
            <text:p>38299.9</text:p>
          </table:table-cell>
          <table:table-cell office:value-type="float" office:value="626.41" calcext:value-type="float">
            <text:p>626.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</text:p>
          </table:table-cell>
          <table:table-cell office:value-type="float" office:value="-14067.5038106" calcext:value-type="float">
            <text:p>-14067.5038106</text:p>
          </table:table-cell>
          <table:table-cell office:value-type="float" office:value="40605.73" calcext:value-type="float">
            <text:p>40605.73</text:p>
          </table:table-cell>
          <table:table-cell office:value-type="float" office:value="2305.84" calcext:value-type="float">
            <text:p>2305.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-14067.5034884" calcext:value-type="float">
            <text:p>-14067.5034884</text:p>
          </table:table-cell>
          <table:table-cell office:value-type="float" office:value="40676.46" calcext:value-type="float">
            <text:p>40676.46</text:p>
          </table:table-cell>
          <table:table-cell office:value-type="float" office:value="70.73" calcext:value-type="float">
            <text:p>70.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</text:p>
          </table:table-cell>
          <table:table-cell office:value-type="float" office:value="-14067.5015294" calcext:value-type="float">
            <text:p>-14067.5015294</text:p>
          </table:table-cell>
          <table:table-cell office:value-type="float" office:value="41106.42" calcext:value-type="float">
            <text:p>41106.42</text:p>
          </table:table-cell>
          <table:table-cell office:value-type="float" office:value="429.96" calcext:value-type="float">
            <text:p>429.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</text:p>
          </table:table-cell>
          <table:table-cell office:value-type="float" office:value="-14067.5015254" calcext:value-type="float">
            <text:p>-14067.5015254</text:p>
          </table:table-cell>
          <table:table-cell office:value-type="float" office:value="41107.29" calcext:value-type="float">
            <text:p>41107.29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</text:p>
          </table:table-cell>
          <table:table-cell office:value-type="float" office:value="-14067.1857927" calcext:value-type="float">
            <text:p>-14067.1857927</text:p>
          </table:table-cell>
          <table:table-cell office:value-type="float" office:value="110402.6" calcext:value-type="float">
            <text:p>110402.6</text:p>
          </table:table-cell>
          <table:table-cell office:value-type="float" office:value="69295.31" calcext:value-type="float">
            <text:p>69295.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</text:p>
          </table:table-cell>
          <table:table-cell office:value-type="float" office:value="-14067.1852752" calcext:value-type="float">
            <text:p>-14067.1852752</text:p>
          </table:table-cell>
          <table:table-cell office:value-type="float" office:value="110516.18" calcext:value-type="float">
            <text:p>110516.18</text:p>
          </table:table-cell>
          <table:table-cell office:value-type="float" office:value="113.58" calcext:value-type="float">
            <text:p>113.5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-14066.8431505" calcext:value-type="float">
            <text:p>-14066.8431505</text:p>
          </table:table-cell>
          <table:table-cell office:value-type="float" office:value="185603.89" calcext:value-type="float">
            <text:p>185603.89</text:p>
          </table:table-cell>
          <table:table-cell office:value-type="float" office:value="75087.71" calcext:value-type="float">
            <text:p>75087.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</text:p>
          </table:table-cell>
          <table:table-cell office:value-type="float" office:value="-14066.8288823" calcext:value-type="float">
            <text:p>-14066.8288823</text:p>
          </table:table-cell>
          <table:table-cell office:value-type="float" office:value="188735.39" calcext:value-type="float">
            <text:p>188735.39</text:p>
          </table:table-cell>
          <table:table-cell office:value-type="float" office:value="3131.5" calcext:value-type="float">
            <text:p>3131.5</text:p>
          </table:table-cell>
        </table:table-row>
        <table:table-row table:style-name="ro1">
          <table:table-cell office:value-type="string" calcext:value-type="string">
            <text:p>Zero Excitations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+</text:p>
          </table:table-cell>
          <table:table-cell office:value-type="float" office:value="-14067.688824" calcext:value-type="float">
            <text:p>-14067.6888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-</text:p>
          </table:table-cell>
          <table:table-cell office:value-type="float" office:value="-14067.4684357" calcext:value-type="float">
            <text:p>-14067.4684357</text:p>
          </table:table-cell>
          <table:table-cell table:number-columns-repeated="2" office:value-type="float" office:value="48369.64" calcext:value-type="float">
            <text:p>48369.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-14067.4684179" calcext:value-type="float">
            <text:p>-14067.4684179</text:p>
          </table:table-cell>
          <table:table-cell office:value-type="float" office:value="48373.53" calcext:value-type="float">
            <text:p>48373.53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</text:p>
          </table:table-cell>
          <table:table-cell office:value-type="float" office:value="-14067.4683821" calcext:value-type="float">
            <text:p>-14067.4683821</text:p>
          </table:table-cell>
          <table:table-cell office:value-type="float" office:value="48381.41" calcext:value-type="float">
            <text:p>48381.41</text:p>
          </table:table-cell>
          <table:table-cell office:value-type="float" office:value="7.87" calcext:value-type="float">
            <text:p>7.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-</text:p>
          </table:table-cell>
          <table:table-cell office:value-type="float" office:value="-14067.4681925" calcext:value-type="float">
            <text:p>-14067.4681925</text:p>
          </table:table-cell>
          <table:table-cell office:value-type="float" office:value="48423.02" calcext:value-type="float">
            <text:p>48423.02</text:p>
          </table:table-cell>
          <table:table-cell office:value-type="float" office:value="41.62" calcext:value-type="float">
            <text:p>41.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</text:p>
          </table:table-cell>
          <table:table-cell office:value-type="float" office:value="-14067.4648604" calcext:value-type="float">
            <text:p>-14067.4648604</text:p>
          </table:table-cell>
          <table:table-cell office:value-type="float" office:value="49154.34" calcext:value-type="float">
            <text:p>49154.34</text:p>
          </table:table-cell>
          <table:table-cell office:value-type="float" office:value="731.31" calcext:value-type="float">
            <text:p>731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</text:p>
          </table:table-cell>
          <table:table-cell office:value-type="float" office:value="-14067.4647171" calcext:value-type="float">
            <text:p>-14067.4647171</text:p>
          </table:table-cell>
          <table:table-cell office:value-type="float" office:value="49185.78" calcext:value-type="float">
            <text:p>49185.78</text:p>
          </table:table-cell>
          <table:table-cell office:value-type="float" office:value="31.44" calcext:value-type="float">
            <text:p>31.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-</text:p>
          </table:table-cell>
          <table:table-cell office:value-type="float" office:value="-14067.0373547" calcext:value-type="float">
            <text:p>-14067.0373547</text:p>
          </table:table-cell>
          <table:table-cell office:value-type="float" office:value="142980.98" calcext:value-type="float">
            <text:p>142980.98</text:p>
          </table:table-cell>
          <table:table-cell office:value-type="float" office:value="93795.19" calcext:value-type="float">
            <text:p>93795.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-</text:p>
          </table:table-cell>
          <table:table-cell office:value-type="float" office:value="-14067.0373486" calcext:value-type="float">
            <text:p>-14067.0373486</text:p>
          </table:table-cell>
          <table:table-cell office:value-type="float" office:value="142982.32" calcext:value-type="float">
            <text:p>142982.32</text:p>
          </table:table-cell>
          <table:table-cell office:value-type="float" office:value="1.35" calcext:value-type="float">
            <text:p>1.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-</text:p>
          </table:table-cell>
          <table:table-cell office:value-type="float" office:value="-14067.0372653" calcext:value-type="float">
            <text:p>-14067.0372653</text:p>
          </table:table-cell>
          <table:table-cell office:value-type="float" office:value="143000.6" calcext:value-type="float">
            <text:p>143000.6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-</text:p>
          </table:table-cell>
          <table:table-cell office:value-type="float" office:value="-14067.0369286" calcext:value-type="float">
            <text:p>-14067.0369286</text:p>
          </table:table-cell>
          <table:table-cell office:value-type="float" office:value="143074.5" calcext:value-type="float">
            <text:p>143074.5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sh_jjgen_DFv10</text:p>
          </table:table-cell>
          <table:table-cell/>
          <table:table-cell office:value-type="string" calcext:value-type="string">
            <text:p>has all the Karacoban confi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mcp3</text:p>
          </table:table-cell>
          <table:table-cell/>
          <table:table-cell office:value-type="string" calcext:value-type="string">
            <text:p>Takes ~4 minute for S excitations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erwf</text:p>
          </table:table-cell>
          <table:table-cell/>
          <table:table-cell office:value-type="string" calcext:value-type="string">
            <text:p>take n &lt;= 6 from master.w, TF for n =5,6; Hyd for n=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rscf2</text:p>
          </table:table-cell>
          <table:table-cell/>
          <table:table-cell office:value-type="string" calcext:value-type="string">
            <text:p>Only care about lowest level in each block, except for 1- block (want triplet and singlet 6s6p JP=1- state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Equal weighting, Vary 6s 5d* 6p*, no spectroscopic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./sh_jjgen_DFv10</text:p>
          </table:table-cell>
          <table:table-cell/>
          <table:table-cell office:value-type="string" calcext:value-type="string">
            <text:p>has all the Karacoban config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mcp3</text:p>
          </table:table-cell>
          <table:table-cell/>
          <table:table-cell office:value-type="string" calcext:value-type="string">
            <text:p>Takes ~4 minute for S excitations…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erwf</text:p>
          </table:table-cell>
          <table:table-cell/>
          <table:table-cell office:value-type="string" calcext:value-type="string">
            <text:p>take n &lt;= 6 from master.w, TF for n =5,6; Hyd for n=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$GRASP/bin/rscf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,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andard weighi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5s 5p* 6s 6p*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00:00:55.972162808</meta:creation-date>
    <dc:date>2019-03-16T00:03:35.802430699</dc:date>
    <meta:editing-duration>P2DT16H2M5S</meta:editing-duration>
    <meta:editing-cycles>4</meta:editing-cycles>
    <meta:generator>LibreOffice/5.1.6.2$Linux_X86_64 LibreOffice_project/10m0$Build-2</meta:generator>
    <meta:document-statistic meta:table-count="1" meta:cell-count="195" meta:object-count="0"/>
  </office:meta>
</office:document-meta>
</file>